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PreformattedText" style:master-page-name="MP0" style:family="paragraph">
      <style:paragraph-properties fo:break-before="page" fo:margin-left="2.9541in">
        <style:tab-stops/>
      </style:paragraph-properties>
    </style:style>
    <style:style style:name="P2" style:parent-style-name="PreformattedText" style:family="paragraph">
      <style:paragraph-properties fo:margin-left="2.9541in">
        <style:tab-stops/>
      </style:paragraph-properties>
    </style:style>
    <style:style style:name="S1" style:family="section">
      <style:section-properties fo:margin-left="0in" fo:margin-right="0in" style:writing-mode="lr-tb">
        <style:columns fo:column-count="2" fo:column-gap="0.5in"/>
      </style:section-properties>
    </style:style>
    <style:style style:name="P3" style:parent-style-name="PreformattedText" style:family="paragraph">
      <style:text-properties fo:background-color="#00FF00"/>
    </style:style>
    <style:style style:name="P4" style:parent-style-name="PreformattedText" style:family="paragraph">
      <style:text-properties fo:background-color="#00FF00"/>
    </style:style>
    <style:style style:name="T5" style:parent-style-name="Основнойшрифтабзаца" style:family="text">
      <style:text-properties fo:background-color="#00FF00"/>
    </style:style>
    <style:style style:name="T6" style:parent-style-name="Основнойшрифтабзаца" style:family="text">
      <style:text-properties fo:background-color="#00FF00"/>
    </style:style>
    <style:style style:name="T7" style:parent-style-name="Основнойшрифтабзаца" style:family="text">
      <style:text-properties fo:background-color="#00FF00"/>
    </style:style>
    <style:style style:name="T8" style:parent-style-name="Основнойшрифтабзаца" style:family="text">
      <style:text-properties fo:background-color="#00FF00"/>
    </style:style>
    <style:style style:name="T9" style:parent-style-name="Основнойшрифтабзаца" style:family="text">
      <style:text-properties fo:background-color="#00FF00"/>
    </style:style>
    <style:style style:name="T10" style:parent-style-name="Основнойшрифтабзаца" style:family="text">
      <style:text-properties fo:background-color="#00FF00"/>
    </style:style>
    <style:style style:name="T11" style:parent-style-name="Основнойшрифтабзаца" style:family="text">
      <style:text-properties fo:background-color="#00FF00"/>
    </style:style>
    <style:style style:name="T12" style:parent-style-name="Основнойшрифтабзаца" style:family="text">
      <style:text-properties fo:background-color="#00FF00"/>
    </style:style>
    <style:style style:name="T13" style:parent-style-name="Основнойшрифтабзаца" style:family="text">
      <style:text-properties fo:background-color="#FFFF00"/>
    </style:style>
    <style:style style:name="P14" style:parent-style-name="PreformattedText" style:family="paragraph">
      <style:text-properties fo:background-color="#00FF00"/>
    </style:style>
    <style:style style:name="P15" style:parent-style-name="PreformattedText" style:family="paragraph">
      <style:text-properties fo:background-color="#00FF00"/>
    </style:style>
    <style:style style:name="P16" style:parent-style-name="PreformattedText" style:family="paragraph">
      <style:text-properties fo:background-color="#00FF00"/>
    </style:style>
    <style:style style:name="P17" style:parent-style-name="PreformattedText" style:family="paragraph">
      <style:text-properties fo:background-color="#00FF00"/>
    </style:style>
    <style:style style:name="P18" style:parent-style-name="PreformattedText" style:family="paragraph">
      <style:text-properties fo:background-color="#00FF00"/>
    </style:style>
    <style:style style:name="P19" style:parent-style-name="PreformattedText" style:family="paragraph">
      <style:text-properties fo:background-color="#00FF00"/>
    </style:style>
    <style:style style:name="P20" style:parent-style-name="PreformattedText" style:family="paragraph">
      <style:text-properties fo:background-color="#00FF00"/>
    </style:style>
    <style:style style:name="P21" style:parent-style-name="PreformattedText" style:family="paragraph">
      <style:text-properties fo:background-color="#00FF00"/>
    </style:style>
    <style:style style:name="P22" style:parent-style-name="PreformattedText" style:family="paragraph">
      <style:text-properties fo:background-color="#00FF00"/>
    </style:style>
    <style:style style:name="P23" style:parent-style-name="PreformattedText" style:family="paragraph">
      <style:text-properties fo:background-color="#00FF00"/>
    </style:style>
    <style:style style:name="P24" style:parent-style-name="PreformattedText" style:family="paragraph">
      <style:text-properties fo:background-color="#00FF00"/>
    </style:style>
    <style:style style:name="P25" style:parent-style-name="PreformattedText" style:family="paragraph">
      <style:text-properties fo:background-color="#00FF00"/>
    </style:style>
    <style:style style:name="P26" style:parent-style-name="PreformattedText" style:family="paragraph">
      <style:text-properties fo:background-color="#00FF00"/>
    </style:style>
    <style:style style:name="P27" style:parent-style-name="PreformattedText" style:family="paragraph">
      <style:text-properties fo:background-color="#00FF00"/>
    </style:style>
    <style:style style:name="T28" style:parent-style-name="Основнойшрифтабзаца" style:family="text">
      <style:text-properties fo:background-color="#00FF00"/>
    </style:style>
    <style:style style:name="T29" style:parent-style-name="Основнойшрифтабзаца" style:family="text">
      <style:text-properties fo:background-color="#00FF00"/>
    </style:style>
    <style:style style:name="T30" style:parent-style-name="Основнойшрифтабзаца" style:family="text">
      <style:text-properties fo:background-color="#00FF00"/>
    </style:style>
    <style:style style:name="T31" style:parent-style-name="Основнойшрифтабзаца" style:family="text">
      <style:text-properties fo:background-color="#FFFF00"/>
    </style:style>
    <style:style style:name="T32" style:parent-style-name="Основнойшрифтабзаца" style:family="text">
      <style:text-properties fo:background-color="#FFFF00"/>
    </style:style>
    <style:style style:name="T33" style:parent-style-name="Основнойшрифтабзаца" style:family="text">
      <style:text-properties fo:background-color="#FF0000"/>
    </style:style>
    <style:style style:name="T34" style:parent-style-name="Основнойшрифтабзаца" style:family="text">
      <style:text-properties fo:background-color="#00FF00"/>
    </style:style>
    <style:style style:name="T35" style:parent-style-name="Основнойшрифтабзаца" style:family="text">
      <style:text-properties fo:background-color="#FFFF00"/>
    </style:style>
    <style:style style:name="P36" style:parent-style-name="PreformattedText" style:family="paragraph">
      <style:text-properties fo:background-color="#00FF00"/>
    </style:style>
    <style:style style:name="P37" style:parent-style-name="PreformattedText" style:family="paragraph">
      <style:text-properties fo:background-color="#00FF00"/>
    </style:style>
    <style:style style:name="P38" style:parent-style-name="PreformattedText" style:family="paragraph">
      <style:text-properties fo:background-color="#00FF00"/>
    </style:style>
    <style:style style:name="P39" style:parent-style-name="PreformattedText" style:family="paragraph">
      <style:text-properties fo:background-color="#00FF00"/>
    </style:style>
    <style:style style:name="P40" style:parent-style-name="PreformattedText" style:family="paragraph">
      <style:text-properties fo:background-color="#00FF00"/>
    </style:style>
    <style:style style:name="P41" style:parent-style-name="PreformattedText" style:family="paragraph">
      <style:text-properties fo:background-color="#00FF00"/>
    </style:style>
    <style:style style:name="P42" style:parent-style-name="PreformattedText" style:family="paragraph">
      <style:text-properties fo:background-color="#00FF00"/>
    </style:style>
    <style:style style:name="P43" style:parent-style-name="PreformattedText" style:family="paragraph">
      <style:text-properties fo:background-color="#00FF00"/>
    </style:style>
    <style:style style:name="P44" style:parent-style-name="PreformattedText" style:family="paragraph">
      <style:text-properties fo:background-color="#00FF00"/>
    </style:style>
    <style:style style:name="P45" style:parent-style-name="PreformattedText" style:family="paragraph">
      <style:text-properties fo:background-color="#00FF00"/>
    </style:style>
    <style:style style:name="P46" style:parent-style-name="PreformattedText" style:family="paragraph">
      <style:text-properties fo:background-color="#00FF00"/>
    </style:style>
    <style:style style:name="P47" style:parent-style-name="PreformattedText" style:family="paragraph">
      <style:text-properties fo:background-color="#00FF00"/>
    </style:style>
    <style:style style:name="P48" style:parent-style-name="PreformattedText" style:family="paragraph">
      <style:text-properties fo:background-color="#00FF00"/>
    </style:style>
    <style:style style:name="P49" style:parent-style-name="PreformattedText" style:family="paragraph">
      <style:text-properties fo:background-color="#00FF00"/>
    </style:style>
    <style:style style:name="P50" style:parent-style-name="PreformattedText" style:family="paragraph">
      <style:text-properties fo:background-color="#00FF00"/>
    </style:style>
    <style:style style:name="T51" style:parent-style-name="Основнойшрифтабзаца" style:family="text">
      <style:text-properties fo:background-color="#00FF00"/>
    </style:style>
    <style:style style:name="T52" style:parent-style-name="Основнойшрифтабзаца" style:family="text">
      <style:text-properties fo:background-color="#00FF00"/>
    </style:style>
    <style:style style:name="T53" style:parent-style-name="Основнойшрифтабзаца" style:family="text">
      <style:text-properties fo:background-color="#00FF00"/>
    </style:style>
  </office:automatic-styles>
  <office:body>
    <office:text text:use-soft-page-breaks="true">
      <text:p text:style-name="P1">Разработка пользовательского Web-интерфейса</text:p>
      <text:p text:style-name="P2">(с) Сергей Синица 2023</text:p>
      <text:p text:style-name="PreformattedText"/>
      <text:p text:style-name="Подзаголовок">ЗАДАНИЕ 1</text:p>
      <text:p text:style-name="PreformattedText"/>
      <text:section text:name="Sect1" text:style-name="S1">
        <text:p text:style-name="PreformattedText"/>
        <text:p text:style-name="P3">1) абсолютную гиперссылку на главную страницу сайта<text:s/>kubsu.ru;</text:p>
        <text:p text:style-name="P4"/>
        <text:p text:style-name="PreformattedText"><text:span text:style-name="T5">2) абсолютную на главную сайта<text:s/></text:span><text:span text:style-name="T6">kubsu.ru</text:span><text:span text:style-name="T7"><text:s/>в протоколе https;</text:span></text:p>
        <text:p text:style-name="PreformattedText"/>
        <text:p text:style-name="PreformattedText"><text:span text:style-name="T8">3) ссылку-изображение;</text:span></text:p>
        <text:p text:style-name="PreformattedText"/>
        <text:p text:style-name="PreformattedText"><text:span text:style-name="T9">4) сокращенную ссылку на внутреннюю страницу;</text:span></text:p>
        <text:p text:style-name="PreformattedText"/>
        <text:p text:style-name="PreformattedText"><text:span text:style-name="T10">5) сокращенную ссылку на<text:s/></text:span><text:span text:style-name="T11">главную страницу</text:span><text:span text:style-name="T12">;</text:span></text:p>
        <text:p text:style-name="PreformattedText"/>
        <text:p text:style-name="PreformattedText"><text:span text:style-name="T13">6) ссылку на фрагмент текущей страницы;</text:span></text:p>
        <text:p text:style-name="PreformattedText"/>
        <text:p text:style-name="P14">7) ссылку с<text:s/>тремя<text:s/>параметрами в URL;</text:p>
        <text:p text:style-name="P15"/>
        <text:p text:style-name="P16">8) ссылку с параметром id в URL;</text:p>
        <text:p text:style-name="P17"/>
        <text:p text:style-name="P18">9) относительную на страницу в текущем каталоге;</text:p>
        <text:p text:style-name="P19"/>
        <text:p text:style-name="P20">10) относительную на страницу в каталоге about;</text:p>
        <text:p text:style-name="P21"/>
        <text:p text:style-name="P22">11) относительную на страницу в каталоге уровнем выше текущего;</text:p>
        <text:p text:style-name="P23"/>
        <text:p text:style-name="P24">12) относительную на страницу в каталоге двумя уровнями выше;</text:p>
        <text:p text:style-name="P25"/>
        <text:p text:style-name="P26">13) контекстную в тексте абзаца;</text:p>
        <text:p text:style-name="P27"/>
        <text:p text:style-name="PreformattedText"><text:span text:style-name="T28">14) ссылку на фрагмент страницы стороннего сайта;</text:span></text:p>
        <text:p text:style-name="PreformattedText"/>
        <text:p text:style-name="PreformattedText"><text:span text:style-name="T29">15) ссылки из прямоугольных и круглых областей картинки (HTML-тег map);</text:span></text:p>
        <text:p text:style-name="PreformattedText"/>
        <text:p text:style-name="PreformattedText"><text:span text:style-name="T30">16) ссылку с пустым href;</text:span></text:p>
        <text:p text:style-name="PreformattedText"/>
        <text:p text:style-name="PreformattedText"><text:span text:style-name="T31">17) ссылку без href;</text:span></text:p>
        <text:p text:style-name="PreformattedText"/>
        <text:p text:style-name="PreformattedText"><text:span text:style-name="T32">18) ссылку, по которой запрещен переход поисковикам;</text:span></text:p>
        <text:p text:style-name="PreformattedText"/>
        <text:p text:style-name="PreformattedText"><text:span text:style-name="T33">19) запрещенную для индексации поисковиками;</text:span></text:p>
        <text:p text:style-name="PreformattedText"/>
        <text:p text:style-name="PreformattedText"><text:span text:style-name="T34">20) нумерованный список ссылок с подписями title;</text:span></text:p>
        <text:p text:style-name="PreformattedText"/>
        <text:p text:style-name="PreformattedText"><text:span text:style-name="T35">21) ссылку на файл на сервере FTP с авторизацией;</text:span></text:p>
        <text:p text:style-name="PreformattedText"/>
        <text:p text:style-name="PreformattedText"/>
        <text:p text:style-name="PreformattedText">Форма должна содержать следующие поля:</text:p>
        <text:p text:style-name="PreformattedText"/>
        <text:p text:style-name="P36">1)<text:s/>ФИО<text:s/>(текстовое поле);</text:p>
        <text:p text:style-name="P37"/>
        <text:p text:style-name="P38">2)<text:s/>Телефон<text:s/>(поле<text:s/>tel);</text:p>
        <text:p text:style-name="P39"/>
        <text:p text:style-name="P40">3) e-mail (поле email);</text:p>
        <text:p text:style-name="P41"/>
        <text:p text:style-name="P42">4) дата рождения (поле даты);</text:p>
        <text:p text:style-name="P43">5) пол (радиокнопки);</text:p>
        <text:p text:style-name="P44"/>
        <text:p text:style-name="P45">6) любимый язык программирования: Pascal, C, C++, JavaScript, PHP, Python, Java, Haskel, Clojure, Prolog, Scala<text:s text:c="2"/>(множественный выбор из списка);</text:p>
        <text:p text:style-name="P46"/>
        <text:p text:style-name="P47">7) биография (многострочное текстовое поле);</text:p>
        <text:p text:style-name="P48"/>
        <text:p text:style-name="P49">8) с контрактом ознакомлен (а) (чекбокс);</text:p>
        <text:p text:style-name="P50"/>
        <text:p text:style-name="PreformattedText"><text:span text:style-name="T51">9) кнопка «</text:span><text:span text:style-name="T52">Сохранить</text:span><text:span text:style-name="T53">».</text:span></text:p>
        <text:p text:style-name="PreformattedText"/>
        <text:p text:style-name="PreformattedText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Михаил Романов</dc:creator>
    <meta:creation-date>2024-09-11T13:07:00Z</meta:creation-date>
    <dc:date>2024-09-11T14:17:00Z</dc:date>
    <meta:template xlink:href="Normal" xlink:type="simple"/>
    <meta:editing-cycles>16</meta:editing-cycles>
    <meta:editing-duration>PT83040S</meta:editing-duration>
    <meta:document-statistic meta:page-count="1" meta:paragraph-count="2" meta:word-count="223" meta:character-count="1496" meta:row-count="10" meta:non-whitespace-character-count="1275"/>
  </office:meta>
</office:document-meta>
</file>